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solid" draw:fill-color="#99fff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ff6600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ffff99"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8" style:family="graphic" style:parent-style-name="objectwithoutfill">
      <style:graphic-properties draw:stroke="solid" draw:stroke-dash="Fine_20_Dashed" draw:marker-start="Arrow" draw:marker-start-width="0.3cm" draw:marker-end="Arrow" draw:marker-end-width="0.3cm" draw:fill="none" draw:textarea-vertical-align="middle"/>
    </style:style>
    <style:style style:name="gr9" style:family="graphic" style:parent-style-name="standard">
      <style:graphic-properties svg:stroke-color="#3465af" draw:fill="solid" draw:fill-color="#ff00cc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13" style:family="graphic" style:parent-style-name="objectwithoutfill">
      <style:graphic-properties draw:marker-end="Arrow" draw:marker-end-width="0.3cm" draw:fill="none" draw:textarea-vertical-align="botto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objectwithoutfill">
      <style:graphic-properties draw:marker-end="Arrow" draw:marker-end-width="0.3cm" draw:fill="solid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fill="solid" draw:fill-color="#99ffcc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19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20" style:family="graphic" style:parent-style-name="standard">
      <style:graphic-properties draw:fill="solid" draw:fill-color="#99ffcc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00ccff" draw:textarea-horizontal-align="justify" draw:textarea-vertical-align="middle" draw:auto-grow-height="false"/>
    </style:style>
    <style:style style:name="gr22" style:family="graphic" style:parent-style-name="objectwithoutfill">
      <style:graphic-properties draw:marker-end="Arrow_20_concave" draw:marker-end-width="0.3cm" draw:fill="solid" draw:textarea-vertical-align="middle"/>
    </style:style>
    <style:style style:name="gr23" style:family="graphic" style:parent-style-name="objectwithoutfill">
      <style:graphic-properties draw:stroke="dash" draw:stroke-dash="Fine_20_Dashed" draw:marker-end="Arrow" draw:marker-end-width="0.3cm" draw:fill="solid" draw:textarea-vertical-align="middle"/>
    </style:style>
    <style:style style:name="gr24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25" style:family="graphic" style:parent-style-name="standard">
      <style:graphic-properties svg:stroke-opacity="10%" draw:fill="solid" draw:fill-color="#00ccff" draw:opacity="25%" draw:opacity-name="" draw:textarea-horizontal-align="justify" draw:textarea-vertical-align="middle" draw:auto-grow-height="false"/>
    </style:style>
    <style:style style:name="gr26" style:family="graphic" style:parent-style-name="objectwithoutfill">
      <style:graphic-properties draw:marker-end="Arrow_20_concave" draw:marker-end-width="0.3cm" svg:stroke-opacity="10%" draw:fill="solid" draw:opacity="10%" draw:textarea-vertical-align="middle"/>
    </style:style>
    <style:style style:name="gr27" style:family="graphic" style:parent-style-name="objectwithoutfill">
      <style:graphic-properties draw:marker-end="Arrow_20_concave" draw:marker-end-width="0.3cm" svg:stroke-opacity="10%" draw:fill="solid" draw:opacity="25%" draw:opacity-name="" draw:textarea-vertical-align="middle"/>
    </style:style>
    <style:style style:name="gr28" style:family="graphic" style:parent-style-name="standard">
      <style:graphic-properties svg:stroke-color="#000000" svg:stroke-opacity="10%" draw:fill="solid" draw:fill-color="#ffff99" draw:opacity="25%" draw:opacity-name="" draw:textarea-horizontal-align="justify" draw:textarea-vertical-align="middle" draw:auto-grow-height="false"/>
    </style:style>
    <style:style style:name="gr29" style:family="graphic" style:parent-style-name="objectwithoutfill">
      <style:graphic-properties draw:stroke="dash" draw:stroke-dash="Fine_20_Dashed" draw:marker-end="Arrow" draw:marker-end-width="0.3cm" svg:stroke-opacity="10%" draw:fill="solid" draw:opacity="25%" draw:opacity-name="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paragraph-properties fo:margin-left="0cm" fo:margin-right="0cm" fo:text-align="center" fo:text-indent="0cm"/>
      <style:text-properties fo:font-size="12pt" fo:text-shadow="none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/>
      <style:text-properties fo:color="#dddddd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text-shadow="none" fo:font-weight="bold" style:font-size-asian="12pt" style:font-weight-asian="bold" style:font-size-complex="12pt" style:font-weight-complex="bold"/>
    </style:style>
    <style:style style:name="T6" style:family="text">
      <style:text-properties fo:color="#dddddd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5.8cm" svg:height="2.4cm" svg:x="7.6cm" svg:y="2.5cm">
          <text:p text:style-name="P1">Dépôt Centra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16.8cm" svg:y1="9.4cm" svg:x2="10.5cm" svg:y2="4.9cm" draw:start-shape="id1" draw:start-glue-point="4" draw:end-shape="id2" draw:end-glue-point="6" svg:d="m16800 9400-6300-4500">
          <text:p/>
        </draw:connector>
        <draw:custom-shape draw:style-name="gr3" draw:text-style-name="P1" xml:id="id1" draw:id="id1" draw:layer="layout" svg:width="4.8cm" svg:height="2.3cm" svg:x="14.4cm" svg:y="9.4cm">
          <text:p text:style-name="P1">Développeu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4.9cm" svg:y1="9.4cm" svg:x2="10.5cm" svg:y2="4.9cm" draw:start-shape="id3" draw:start-glue-point="4" draw:end-shape="id2" draw:end-glue-point="6" svg:d="m4900 9400 5600-4500">
          <text:p/>
        </draw:connector>
        <draw:custom-shape draw:style-name="gr3" draw:text-style-name="P1" xml:id="id3" draw:id="id3" draw:layer="layout" svg:width="4.8cm" svg:height="2.3cm" svg:x="2.5cm" svg:y="9.4cm">
          <text:p text:style-name="P1">Développeu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4" draw:id="id4" draw:layer="layout" svg:width="4.8cm" svg:height="2.3cm" svg:x="8.2cm" svg:y="9.4cm">
          <text:p text:style-name="P1">Développeu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10.5cm" svg:y1="4.9cm" svg:x2="10.6cm" svg:y2="9.4cm" draw:start-shape="id2" draw:start-glue-point="6" draw:end-shape="id4" draw:end-glue-point="4" svg:d="m10500 4900 100 4500">
          <text:p/>
        </draw:connector>
      </draw:page>
      <draw:page draw:name="page2" draw:style-name="dp1" draw:master-page-name="Default">
        <draw:custom-shape draw:style-name="gr1" draw:text-style-name="P1" xml:id="id5" draw:id="id5" draw:layer="layout" svg:width="5.8cm" svg:height="2.3cm" svg:x="3.9cm" svg:y="3.3cm">
          <text:p text:style-name="P1">Dépôt canoniqu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10" draw:id="id10" draw:layer="layout" svg:width="4.8cm" svg:height="2.3cm" svg:x="3.4cm" svg:y="12.9cm">
          <text:p text:style-name="P1">Développeu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11" draw:id="id11" draw:layer="layout" svg:width="4.8cm" svg:height="2.3cm" svg:x="8.6cm" svg:y="12.9cm">
          <text:p text:style-name="P1">Développeu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12" draw:id="id12" draw:layer="layout" svg:width="4.8cm" svg:height="2.3cm" svg:x="13.9cm" svg:y="12.9cm">
          <text:p text:style-name="P1">Développeu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9" draw:id="id9" draw:layer="layout" svg:width="4.8cm" svg:height="2.3cm" svg:x="12.9cm" svg:y="3.3cm">
          <text:p text:style-name="P1">Intégrateu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6" draw:id="id6" draw:layer="layout" svg:width="3.2cm" svg:height="1.7cm" svg:x="4.2cm" svg:y="9.2cm">
          <text:p text:style-name="P1">Dépô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8" draw:id="id8" draw:layer="layout" svg:width="3.2cm" svg:height="1.7cm" svg:x="9.4cm" svg:y="9.2cm">
          <text:p text:style-name="P1">Dépô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7" draw:id="id7" draw:layer="layout" svg:width="3.2cm" svg:height="1.7cm" svg:x="14.7cm" svg:y="9.2cm">
          <text:p text:style-name="P1">Dépô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6.8cm" svg:y1="5.6cm" svg:x2="5.8cm" svg:y2="9.2cm" draw:start-shape="id5" draw:start-glue-point="6" draw:end-shape="id6" svg:d="m6800 5600-1000 3600">
          <text:p/>
        </draw:connector>
        <draw:connector draw:style-name="gr6" draw:text-style-name="P1" draw:layer="layout" draw:type="line" svg:x1="6.8cm" svg:y1="5.6cm" svg:x2="16.3cm" svg:y2="9.2cm" draw:start-shape="id5" draw:start-glue-point="6" draw:end-shape="id7" draw:end-glue-point="4" svg:d="m6800 5600 9500 3600">
          <text:p/>
        </draw:connector>
        <draw:connector draw:style-name="gr6" draw:text-style-name="P1" draw:layer="layout" draw:type="line" svg:x1="7.4cm" svg:y1="10.05cm" svg:x2="9.4cm" svg:y2="10.05cm" draw:start-shape="id6" draw:start-glue-point="7" draw:end-shape="id8" draw:end-glue-point="5" svg:d="m7400 10050h2000">
          <text:p/>
        </draw:connector>
        <draw:connector draw:style-name="gr7" draw:text-style-name="P1" draw:layer="layout" draw:type="line" svg:x1="11cm" svg:y1="9.2cm" svg:x2="15.3cm" svg:y2="5.6cm" draw:start-shape="id8" draw:start-glue-point="4" draw:end-shape="id9" draw:end-glue-point="6" svg:d="m11000 9200 4300-3600">
          <text:p/>
        </draw:connector>
        <draw:connector draw:style-name="gr7" draw:text-style-name="P1" draw:layer="layout" draw:type="line" svg:x1="16.3cm" svg:y1="9.2cm" svg:x2="15.3cm" svg:y2="5.6cm" draw:start-shape="id7" draw:start-glue-point="4" draw:end-shape="id9" draw:end-glue-point="6" svg:d="m16300 9200-1000-3600">
          <text:p/>
        </draw:connector>
        <draw:connector draw:style-name="gr6" draw:text-style-name="P1" draw:layer="layout" draw:type="line" svg:x1="6.8cm" svg:y1="5.6cm" svg:x2="11cm" svg:y2="9.2cm" draw:start-shape="id5" draw:start-glue-point="6" draw:end-shape="id8" draw:end-glue-point="4" svg:d="m6800 5600 4200 3600">
          <text:p/>
        </draw:connector>
        <draw:connector draw:style-name="gr8" draw:text-style-name="P1" draw:layer="layout" draw:type="line" svg:x1="9.7cm" svg:y1="4.45cm" svg:x2="12.9cm" svg:y2="4.45cm" draw:start-shape="id5" draw:start-glue-point="7" draw:end-shape="id9" svg:d="m9700 4450h3200">
          <text:p/>
        </draw:connector>
        <draw:connector draw:style-name="gr8" draw:text-style-name="P1" draw:layer="layout" draw:type="line" svg:x1="5.8cm" svg:y1="10.9cm" svg:x2="5.8cm" svg:y2="12.9cm" draw:start-shape="id6" draw:start-glue-point="6" draw:end-shape="id10" draw:end-glue-point="4" svg:d="m5800 10900v2000">
          <text:p/>
        </draw:connector>
        <draw:connector draw:style-name="gr8" draw:text-style-name="P1" draw:layer="layout" draw:type="line" svg:x1="11cm" svg:y1="10.9cm" svg:x2="11cm" svg:y2="12.9cm" draw:start-shape="id8" draw:start-glue-point="6" draw:end-shape="id11" draw:end-glue-point="4" svg:d="m11000 10900v2000">
          <text:p/>
        </draw:connector>
        <draw:connector draw:style-name="gr8" draw:text-style-name="P1" draw:layer="layout" draw:type="line" svg:x1="16.3cm" svg:y1="10.9cm" svg:x2="16.3cm" svg:y2="12.9cm" draw:start-shape="id7" draw:start-glue-point="6" draw:end-shape="id12" draw:end-glue-point="4" svg:d="m16300 10900v2000">
          <text:p/>
        </draw:connector>
      </draw:page>
      <draw:page draw:name="page3" draw:style-name="dp1" draw:master-page-name="Default">
        <draw:custom-shape draw:style-name="gr1" draw:text-style-name="P1" xml:id="id13" draw:id="id13" draw:layer="layout" svg:width="5.8cm" svg:height="2.4cm" svg:x="5.7cm" svg:y="1.4cm">
          <text:p text:style-name="P1">Dépôt canonique</text:p>
          <text:p text:style-name="P1"><text:span text:style-name="T1">github.com/alice/proj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14" draw:id="id14" draw:layer="layout" svg:width="4.8cm" svg:height="2.3cm" svg:x="1.3cm" svg:y="7.5cm">
          <text:p text:style-name="P1">Alice</text:p>
          <text:p text:style-name="P1">Dépôt loca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15" draw:id="id15" draw:layer="layout" svg:width="4.8cm" svg:height="2.3cm" svg:x="10.6cm" svg:y="7.5cm">
          <text:p text:style-name="P1">Bob</text:p>
          <text:p text:style-name="P1">Dépôt loca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" draw:layer="layout" draw:type="line" svg:x1="8.6cm" svg:y1="3.8cm" svg:x2="3.7cm" svg:y2="7.5cm" draw:start-shape="id13" draw:start-glue-point="6" draw:end-shape="id14" draw:end-glue-point="4" svg:d="m8600 3800-4900 3700">
          <text:p/>
        </draw:connector>
        <draw:connector draw:style-name="gr8" draw:text-style-name="P1" draw:layer="layout" draw:type="line" svg:x1="8.6cm" svg:y1="3.8cm" svg:x2="13cm" svg:y2="7.5cm" draw:start-shape="id13" draw:start-glue-point="6" draw:end-shape="id15" draw:end-glue-point="4" svg:d="m8600 3800 4400 3700">
          <text:p/>
        </draw:connector>
      </draw:page>
      <draw:page draw:name="page4" draw:style-name="dp1" draw:master-page-name="Default">
        <draw:custom-shape draw:style-name="gr1" draw:text-style-name="P1" xml:id="id16" draw:id="id16" draw:layer="layout" svg:width="5.8cm" svg:height="2.4cm" svg:x="5.9cm" svg:y="1.6cm">
          <text:p text:style-name="P1">Dépôt canonique</text:p>
          <text:p text:style-name="P1"><text:span text:style-name="T1">github.com/alice/proj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17" draw:id="id17" draw:layer="layout" svg:width="4.8cm" svg:height="2.3cm" svg:x="2cm" svg:y="8.3cm">
          <text:p text:style-name="P1">Alice</text:p>
          <text:p text:style-name="P1">Dépôt loca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18" draw:id="id18" draw:layer="layout" svg:width="4.8cm" svg:height="2.3cm" svg:x="7.8cm" svg:y="8.3cm">
          <text:p text:style-name="P1">Bob</text:p>
          <text:p text:style-name="P1">Dépôt loca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20" draw:id="id20" draw:layer="layout" svg:width="4.8cm" svg:height="2.3cm" svg:x="13.5cm" svg:y="8.3cm">
          <text:p text:style-name="P1">Ève</text:p>
          <text:p text:style-name="P1">Dépôt loca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19" draw:id="id19" draw:layer="layout" svg:width="5.2cm" svg:height="1.7cm" svg:x="13.3cm" svg:y="4cm">
          <text:p text:style-name="P1">Dépôt public</text:p>
          <text:p text:style-name="P1"><text:span text:style-name="T2">github.com/eve/proj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" draw:layer="layout" draw:type="line" svg:x1="8.8cm" svg:y1="4cm" svg:x2="4.4cm" svg:y2="8.3cm" draw:start-shape="id16" draw:start-glue-point="6" draw:end-shape="id17" draw:end-glue-point="4" svg:d="m8800 4000-4400 4300">
          <text:p/>
        </draw:connector>
        <draw:connector draw:style-name="gr8" draw:text-style-name="P1" draw:layer="layout" draw:type="line" svg:x1="10.2cm" svg:y1="8.3cm" svg:x2="8.8cm" svg:y2="4cm" draw:start-shape="id18" draw:end-shape="id16" draw:end-glue-point="6" svg:d="m10200 8300-1400-4300">
          <text:p/>
        </draw:connector>
        <draw:connector draw:style-name="gr8" draw:text-style-name="P1" draw:layer="layout" draw:type="line" svg:x1="15.9cm" svg:y1="5.7cm" svg:x2="15.9cm" svg:y2="8.3cm" draw:start-shape="id19" draw:start-glue-point="6" draw:end-shape="id20" draw:end-glue-point="4" svg:d="m15900 5700v2600">
          <text:p/>
        </draw:connector>
        <draw:connector draw:style-name="gr7" draw:text-style-name="P1" draw:layer="layout" draw:type="line" svg:x1="15.9cm" svg:y1="4cm" svg:x2="11.7cm" svg:y2="2.8cm" draw:start-shape="id19" draw:start-glue-point="4" draw:end-shape="id16" svg:d="m15900 4000-4200-1200">
          <text:p/>
        </draw:connector>
      </draw:page>
      <draw:page draw:name="page5" draw:style-name="dp1" draw:master-page-name="Default">
        <draw:custom-shape draw:style-name="gr1" draw:text-style-name="P1" xml:id="id29" draw:id="id29" draw:layer="layout" svg:width="5.8cm" svg:height="2.3cm" svg:x="2cm" svg:y="2cm">
          <text:p text:style-name="P1">Dépôt canoniqu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30" draw:id="id30" draw:layer="layout" svg:width="4.8cm" svg:height="2.3cm" svg:x="2.1cm" svg:y="17.7cm">
          <text:p text:style-name="P1">Développeu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31" draw:id="id31" draw:layer="layout" svg:width="4.8cm" svg:height="2.3cm" svg:x="7.3cm" svg:y="17.7cm">
          <text:p text:style-name="P1">Développeu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32" draw:id="id32" draw:layer="layout" svg:width="4.8cm" svg:height="2.3cm" svg:x="13.2cm" svg:y="17.7cm">
          <text:p text:style-name="P1">Développeu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22" draw:id="id22" draw:layer="layout" svg:width="4.8cm" svg:height="2.3cm" svg:x="10.8cm" svg:y="2cm">
          <text:p text:style-name="P1">Dictateu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24" draw:id="id24" draw:layer="layout" svg:width="3.2cm" svg:height="1.7cm" svg:x="2.9cm" svg:y="14cm">
          <text:p text:style-name="P1">Dépô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26" draw:id="id26" draw:layer="layout" svg:width="3.2cm" svg:height="1.7cm" svg:x="8.1cm" svg:y="14cm">
          <text:p text:style-name="P1">Dépô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27" draw:id="id27" draw:layer="layout" svg:width="3.2cm" svg:height="1.7cm" svg:x="14cm" svg:y="14cm">
          <text:p text:style-name="P1">Dépô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25" draw:id="id25" draw:layer="layout" svg:width="4.8cm" svg:height="2.3cm" svg:x="4.9cm" svg:y="9.6cm">
          <text:p text:style-name="P1">Lieutena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28" draw:id="id28" draw:layer="layout" svg:width="4.8cm" svg:height="2.3cm" svg:x="13.2cm" svg:y="9.6cm">
          <text:p text:style-name="P1">Lieutena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1" draw:layer="layout" draw:type="line" svg:x1="7.3cm" svg:y1="6cm" svg:x2="13.2cm" svg:y2="4.3cm" draw:start-shape="id21" draw:start-glue-point="4" draw:end-shape="id22" draw:end-glue-point="6" svg:d="m7300 6000 5900-1700">
          <text:p/>
        </draw:connector>
        <draw:connector draw:style-name="gr7" draw:text-style-name="P1" draw:layer="layout" draw:type="line" svg:x1="15.6cm" svg:y1="6cm" svg:x2="13.2cm" svg:y2="4.3cm" draw:start-shape="id23" draw:start-glue-point="4" draw:end-shape="id22" draw:end-glue-point="6" svg:d="m15600 6000-2400-1700">
          <text:p/>
        </draw:connector>
        <draw:custom-shape draw:style-name="gr5" draw:text-style-name="P1" xml:id="id23" draw:id="id23" draw:layer="layout" svg:width="3.2cm" svg:height="1.7cm" svg:x="14cm" svg:y="6cm">
          <text:p text:style-name="P1">Dépô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21" draw:id="id21" draw:layer="layout" svg:width="3.2cm" svg:height="1.7cm" svg:x="5.7cm" svg:y="6cm">
          <text:p text:style-name="P1">Dépô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1" draw:layer="layout" draw:type="line" svg:x1="4.5cm" svg:y1="14cm" svg:x2="7.3cm" svg:y2="11.9cm" draw:start-shape="id24" draw:start-glue-point="4" draw:end-shape="id25" draw:end-glue-point="6" svg:d="m4500 14000 2800-2100">
          <text:p/>
        </draw:connector>
        <draw:connector draw:style-name="gr7" draw:text-style-name="P1" draw:layer="layout" draw:type="line" svg:x1="9.7cm" svg:y1="14cm" svg:x2="7.3cm" svg:y2="11.9cm" draw:start-shape="id26" draw:start-glue-point="4" draw:end-shape="id25" draw:end-glue-point="6" svg:d="m9700 14000-2400-2100">
          <text:p/>
        </draw:connector>
        <draw:connector draw:style-name="gr7" draw:text-style-name="P1" draw:layer="layout" draw:type="line" svg:x1="15.6cm" svg:y1="14cm" svg:x2="15.6cm" svg:y2="11.9cm" draw:start-shape="id27" draw:start-glue-point="4" draw:end-shape="id28" draw:end-glue-point="6" svg:d="m15600 14000v-2100">
          <text:p/>
        </draw:connector>
        <draw:connector draw:style-name="gr8" draw:text-style-name="P1" draw:layer="layout" svg:x1="7.3cm" svg:y1="9.6cm" svg:x2="7.3cm" svg:y2="7.7cm" draw:start-shape="id25" draw:start-glue-point="4" draw:end-shape="id21" draw:end-glue-point="6" svg:d="m7300 9600v-1900">
          <text:p/>
        </draw:connector>
        <draw:connector draw:style-name="gr8" draw:text-style-name="P1" draw:layer="layout" svg:x1="15.6cm" svg:y1="7.7cm" svg:x2="15.6cm" svg:y2="9.6cm" draw:start-shape="id23" draw:start-glue-point="6" draw:end-shape="id28" draw:end-glue-point="4" svg:d="m15600 7700v1900">
          <text:p/>
        </draw:connector>
        <draw:connector draw:style-name="gr8" draw:text-style-name="P1" draw:layer="layout" draw:type="line" svg:x1="7.8cm" svg:y1="3.15cm" svg:x2="10.8cm" svg:y2="3.15cm" draw:start-shape="id29" draw:start-glue-point="7" draw:end-shape="id22" draw:end-glue-point="5" svg:d="m7800 3150h3000">
          <text:p/>
        </draw:connector>
        <draw:connector draw:style-name="gr8" draw:text-style-name="P1" draw:layer="layout" draw:type="line" svg:x1="4.5cm" svg:y1="15.7cm" svg:x2="4.5cm" svg:y2="17.7cm" draw:start-shape="id24" draw:start-glue-point="6" draw:end-shape="id30" draw:end-glue-point="4" svg:d="m4500 15700v2000">
          <text:p/>
        </draw:connector>
        <draw:connector draw:style-name="gr8" draw:text-style-name="P1" draw:layer="layout" draw:type="line" svg:x1="9.7cm" svg:y1="15.7cm" svg:x2="9.7cm" svg:y2="17.7cm" draw:start-shape="id26" draw:start-glue-point="6" draw:end-shape="id31" draw:end-glue-point="4" svg:d="m9700 15700v2000">
          <text:p/>
        </draw:connector>
        <draw:connector draw:style-name="gr8" draw:text-style-name="P1" draw:layer="layout" draw:type="line" svg:x1="15.6cm" svg:y1="15.7cm" svg:x2="15.6cm" svg:y2="17.7cm" draw:start-shape="id27" draw:start-glue-point="6" draw:end-shape="id32" draw:end-glue-point="4" svg:d="m15600 15700v2000">
          <text:p/>
        </draw:connector>
      </draw:page>
      <draw:page draw:name="page6" draw:style-name="dp1" draw:master-page-name="Default">
        <draw:custom-shape draw:style-name="gr10" draw:text-style-name="P2" xml:id="id33" draw:id="id33" draw:layer="layout" svg:width="4.8cm" svg:height="2.1cm" svg:x="2.2cm" svg:y="5.4cm">
          <text:p text:style-name="P1"><text:span text:style-name="T3">Répertoire de travail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34" draw:id="id34" draw:layer="layout" svg:width="4.8cm" svg:height="2.1cm" svg:x="13.1cm" svg:y="5.4cm">
          <text:p text:style-name="P1"><text:span text:style-name="T3">Index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35" draw:id="id35" draw:layer="layout" svg:width="4.8cm" svg:height="2.1cm" svg:x="13.1cm" svg:y="10.7cm">
          <text:p text:style-name="P1"><text:span text:style-name="T3">Méta-données</text:span>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type="line" svg:x1="7cm" svg:y1="6.45cm" svg:x2="13.1cm" svg:y2="6.45cm" draw:start-shape="id33" draw:start-glue-point="1" draw:end-shape="id34" draw:end-glue-point="3" svg:d="m7000 6450h6100">
          <text:p/>
        </draw:connector>
        <draw:connector draw:style-name="gr14" draw:text-style-name="P4" draw:layer="layout" draw:type="line" svg:x1="15.5cm" svg:y1="7.5cm" svg:x2="15.5cm" svg:y2="10.7cm" draw:start-shape="id34" draw:start-glue-point="2" draw:end-shape="id35" svg:d="m15500 7500v3200">
          <text:p/>
        </draw:connector>
        <draw:line draw:style-name="gr15" draw:text-style-name="P1" draw:layer="layout" svg:x1="4.5cm" svg:y1="3.5cm" svg:x2="4.5cm" svg:y2="5.4cm">
          <text:p/>
        </draw:line>
        <draw:frame draw:style-name="gr16" draw:text-style-name="P5" draw:layer="layout" svg:width="6.213cm" svg:height="0.738cm" svg:x="1.7cm" svg:y="2.9cm">
          <draw:text-box>
            <text:p><text:span text:style-name="T4">Modifications de l'utilisateur</text:span></text:p>
          </draw:text-box>
        </draw:frame>
        <draw:frame draw:style-name="gr16" draw:layer="layout" svg:width="5.053cm" svg:height="0.738cm" svg:x="7.447cm" svg:y="5.662cm">
          <draw:text-box>
            <text:p text:style-name="P1"><text:span text:style-name="T5">Ajout de modifications</text:span></text:p>
          </draw:text-box>
        </draw:frame>
        <draw:frame draw:style-name="gr16" draw:layer="layout" svg:width="3.207cm" svg:height="0.738cm" svg:x="12.493cm" svg:y="8.762cm">
          <draw:text-box>
            <text:p text:style-name="P1"><text:span text:style-name="T4">Consignation</text:span></text:p>
          </draw:text-box>
        </draw:frame>
      </draw:page>
      <draw:page draw:name="Revert" draw:style-name="dp1" draw:master-page-name="Default">
        <draw:custom-shape draw:style-name="gr17" draw:text-style-name="P2" xml:id="id36" draw:id="id36" draw:layer="layout" svg:width="3.6cm" svg:height="1.7cm" svg:x="3.4cm" svg:y="6.1cm">
          <text:p text:style-name="P1"><text:span text:style-name="T3">a217908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37" draw:id="id37" draw:layer="layout" svg:width="3.6cm" svg:height="1.7cm" svg:x="8.9cm" svg:y="6.1cm">
          <text:p text:style-name="P1"><text:span text:style-name="T3">a1685c1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38" draw:id="id38" draw:layer="layout" svg:width="3.6cm" svg:height="1.7cm" svg:x="14.8cm" svg:y="6.1cm">
          <text:p text:style-name="P1"><text:span text:style-name="T3">0082e2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line" svg:x1="7cm" svg:y1="6.95cm" svg:x2="8.9cm" svg:y2="6.95cm" draw:start-shape="id36" draw:start-glue-point="1" draw:end-shape="id37" draw:end-glue-point="3" svg:d="m7000 6950h1900">
          <text:p/>
        </draw:connector>
        <draw:connector draw:style-name="gr15" draw:text-style-name="P1" draw:layer="layout" draw:type="line" svg:x1="12.5cm" svg:y1="6.95cm" svg:x2="14.8cm" svg:y2="6.95cm" draw:start-shape="id37" draw:start-glue-point="1" draw:end-shape="id38" svg:d="m12500 6950h2300">
          <text:p/>
        </draw:connector>
        <draw:custom-shape draw:style-name="gr17" draw:text-style-name="P2" xml:id="id39" draw:id="id39" draw:layer="layout" svg:width="3.6cm" svg:height="1.7cm" svg:x="3.4cm" svg:y="2.6cm">
          <text:p text:style-name="P1"><text:span text:style-name="T3">a217908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40" draw:id="id40" draw:layer="layout" svg:width="3.6cm" svg:height="1.7cm" svg:x="8.9cm" svg:y="2.6cm">
          <text:p text:style-name="P1"><text:span text:style-name="T3">a1685c1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line" svg:x1="7cm" svg:y1="3.45cm" svg:x2="8.9cm" svg:y2="3.45cm" draw:start-shape="id39" draw:start-glue-point="1" draw:end-shape="id40" draw:end-glue-point="3" svg:d="m7000 3450h1900">
          <text:p/>
        </draw:connector>
        <draw:connector draw:style-name="gr19" draw:text-style-name="P1" draw:layer="layout" draw:line-skew="0.199cm" svg:x1="5.2cm" svg:y1="7.8cm" svg:x2="16.6cm" svg:y2="7.8cm" draw:start-shape="id36" draw:start-glue-point="2" draw:end-shape="id38" svg:d="m5200 7800v700h11400v-700">
          <text:p/>
        </draw:connector>
      </draw:page>
      <draw:page draw:name="page8" draw:style-name="dp1" draw:master-page-name="Default">
        <draw:custom-shape draw:style-name="gr20" draw:text-style-name="P2" xml:id="id41" draw:id="id41" draw:layer="layout" svg:width="1.4cm" svg:height="1.3cm" svg:x="2.2cm" svg:y="2.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xml:id="id42" draw:id="id42" draw:layer="layout" svg:width="1.4cm" svg:height="1.3cm" svg:x="4.6cm" svg:y="2.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xml:id="id43" draw:id="id43" draw:layer="layout" svg:width="1.4cm" svg:height="1.3cm" svg:x="7.1cm" svg:y="2.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xml:id="id44" draw:id="id44" draw:layer="layout" svg:width="1.4cm" svg:height="1.3cm" svg:x="9.6cm" svg:y="4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xml:id="id45" draw:id="id45" draw:layer="layout" svg:width="1.4cm" svg:height="1.3cm" svg:x="12.4cm" svg:y="4.6cm">
          <text:p/>
          <draw:enhanced-geometry svg:viewBox="0 0 21600 21600" draw:type="rectangle" draw:enhanced-path="M 0 0 L 21600 0 21600 21600 0 21600 0 0 Z N"/>
        </draw:custom-shape>
        <draw:connector draw:style-name="gr22" draw:text-style-name="P1" draw:layer="layout" draw:type="line" svg:x1="3.6cm" svg:y1="3.55cm" svg:x2="4.6cm" svg:y2="3.55cm" draw:start-shape="id41" draw:start-glue-point="1" draw:end-shape="id42" svg:d="m3600 3550h1000">
          <text:p/>
        </draw:connector>
        <draw:connector draw:style-name="gr22" draw:text-style-name="P1" draw:layer="layout" draw:type="line" svg:x1="6cm" svg:y1="3.55cm" svg:x2="7.1cm" svg:y2="3.55cm" draw:start-shape="id42" draw:start-glue-point="1" draw:end-shape="id43" draw:end-glue-point="3" svg:d="m6000 3550h1100">
          <text:p/>
        </draw:connector>
        <draw:connector draw:style-name="gr22" draw:text-style-name="P1" draw:layer="layout" draw:type="line" svg:x1="8.5cm" svg:y1="3.55cm" svg:x2="9.6cm" svg:y2="5.25cm" draw:start-shape="id43" draw:start-glue-point="1" draw:end-shape="id44" svg:d="m8500 3550 1100 1700">
          <text:p/>
        </draw:connector>
        <draw:connector draw:style-name="gr22" draw:text-style-name="P1" draw:layer="layout" draw:type="line" svg:x1="11cm" svg:y1="5.25cm" svg:x2="12.4cm" svg:y2="5.25cm" draw:start-shape="id44" draw:start-glue-point="1" draw:end-shape="id45" draw:end-glue-point="3" svg:d="m11000 5250h1400">
          <text:p/>
        </draw:connector>
        <draw:custom-shape draw:style-name="gr5" draw:text-style-name="P1" xml:id="id46" draw:id="id46" draw:layer="layout" svg:width="2cm" svg:height="0.8cm" svg:x="6.8cm" svg:y="7.8cm">
          <text:p text:style-name="P1"><text:span text:style-name="T2">mas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3" draw:text-style-name="P1" draw:layer="layout" draw:type="line" svg:x1="7.8cm" svg:y1="7.8cm" svg:x2="7.8cm" svg:y2="4.2cm" draw:start-shape="id46" draw:start-glue-point="4" draw:end-shape="id43" draw:end-glue-point="2" svg:d="m7800 7800v-3600">
          <text:p/>
        </draw:connector>
        <draw:custom-shape draw:style-name="gr5" draw:text-style-name="P1" xml:id="id47" draw:id="id47" draw:layer="layout" svg:width="2.2cm" svg:height="0.8cm" svg:x="12cm" svg:y="7.8cm">
          <text:p text:style-name="P1"><text:span text:style-name="T2">branch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3" draw:text-style-name="P1" draw:layer="layout" draw:type="line" svg:x1="13.1cm" svg:y1="7.8cm" svg:x2="13.1cm" svg:y2="5.9cm" draw:start-shape="id47" draw:start-glue-point="4" draw:end-shape="id45" draw:end-glue-point="2" svg:d="m13100 7800v-1900">
          <text:p/>
        </draw:connector>
      </draw:page>
      <draw:page draw:name="page9" draw:style-name="dp1" draw:master-page-name="Default">
        <draw:custom-shape draw:style-name="gr20" draw:text-style-name="P2" xml:id="id48" draw:id="id48" draw:layer="layout" svg:width="1.4cm" svg:height="1.3cm" svg:x="2.7cm" svg:y="2.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xml:id="id49" draw:id="id49" draw:layer="layout" svg:width="1.4cm" svg:height="1.3cm" svg:x="5.1cm" svg:y="2.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xml:id="id50" draw:id="id50" draw:layer="layout" svg:width="1.4cm" svg:height="1.3cm" svg:x="7.6cm" svg:y="2.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xml:id="id51" draw:id="id51" draw:layer="layout" svg:width="1.4cm" svg:height="1.3cm" svg:x="10.1cm" svg:y="4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xml:id="id52" draw:id="id52" draw:layer="layout" svg:width="1.4cm" svg:height="1.3cm" svg:x="12.9cm" svg:y="4.5cm">
          <text:p/>
          <draw:enhanced-geometry svg:viewBox="0 0 21600 21600" draw:type="rectangle" draw:enhanced-path="M 0 0 L 21600 0 21600 21600 0 21600 0 0 Z N"/>
        </draw:custom-shape>
        <draw:connector draw:style-name="gr22" draw:text-style-name="P1" draw:layer="layout" draw:type="line" svg:x1="4.1cm" svg:y1="3.45cm" svg:x2="5.1cm" svg:y2="3.45cm" draw:start-shape="id48" draw:start-glue-point="1" draw:end-shape="id49" svg:d="m4100 3450h1000">
          <text:p/>
        </draw:connector>
        <draw:connector draw:style-name="gr22" draw:text-style-name="P1" draw:layer="layout" draw:type="line" svg:x1="6.5cm" svg:y1="3.45cm" svg:x2="7.6cm" svg:y2="3.45cm" draw:start-shape="id49" draw:start-glue-point="1" draw:end-shape="id50" draw:end-glue-point="3" svg:d="m6500 3450h1100">
          <text:p/>
        </draw:connector>
        <draw:connector draw:style-name="gr22" draw:text-style-name="P1" draw:layer="layout" draw:type="line" svg:x1="9cm" svg:y1="3.45cm" svg:x2="10.1cm" svg:y2="5.15cm" draw:start-shape="id50" draw:start-glue-point="1" draw:end-shape="id51" svg:d="m9000 3450 1100 1700">
          <text:p/>
        </draw:connector>
        <draw:connector draw:style-name="gr22" draw:text-style-name="P1" draw:layer="layout" draw:type="line" svg:x1="11.5cm" svg:y1="5.15cm" svg:x2="12.9cm" svg:y2="5.15cm" draw:start-shape="id51" draw:start-glue-point="1" draw:end-shape="id52" draw:end-glue-point="3" svg:d="m11500 5150h1400">
          <text:p/>
        </draw:connector>
        <draw:custom-shape draw:style-name="gr5" draw:text-style-name="P1" xml:id="id53" draw:id="id53" draw:layer="layout" svg:width="2.2cm" svg:height="0.8cm" svg:x="12.5cm" svg:y="7.7cm">
          <text:p text:style-name="P1"><text:span text:style-name="T2">mas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3" draw:text-style-name="P1" draw:layer="layout" draw:type="line" svg:x1="13.6cm" svg:y1="7.7cm" svg:x2="13.6cm" svg:y2="5.8cm" draw:start-shape="id53" draw:start-glue-point="4" draw:end-shape="id52" draw:end-glue-point="2" svg:d="m13600 7700v-1900">
          <text:p/>
        </draw:connector>
      </draw:page>
      <draw:page draw:name="page10" draw:style-name="dp1" draw:master-page-name="Default">
        <draw:custom-shape draw:style-name="gr20" draw:text-style-name="P2" xml:id="id54" draw:id="id54" draw:layer="layout" svg:width="1.4cm" svg:height="1.3cm" svg:x="3.001cm" svg:y="4.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xml:id="id55" draw:id="id55" draw:layer="layout" svg:width="1.4cm" svg:height="1.3cm" svg:x="5.401cm" svg:y="4.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xml:id="id56" draw:id="id56" draw:layer="layout" svg:width="1.4cm" svg:height="1.3cm" svg:x="7.9cm" svg:y="4.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xml:id="id57" draw:id="id57" draw:layer="layout" svg:width="1.4cm" svg:height="1.3cm" svg:x="7.9cm" svg:y="7.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xml:id="id58" draw:id="id58" draw:layer="layout" svg:width="1.4cm" svg:height="1.3cm" svg:x="10.7cm" svg:y="7.4cm">
          <text:p/>
          <draw:enhanced-geometry svg:viewBox="0 0 21600 21600" draw:type="rectangle" draw:enhanced-path="M 0 0 L 21600 0 21600 21600 0 21600 0 0 Z N"/>
        </draw:custom-shape>
        <draw:connector draw:style-name="gr22" draw:text-style-name="P1" draw:layer="layout" draw:type="line" svg:x1="4.401cm" svg:y1="5.55cm" svg:x2="5.401cm" svg:y2="5.55cm" draw:start-shape="id54" draw:start-glue-point="1" draw:end-shape="id55" svg:d="m4401 5550h1000">
          <text:p/>
        </draw:connector>
        <draw:connector draw:style-name="gr22" draw:text-style-name="P1" draw:layer="layout" draw:type="line" svg:x1="6.801cm" svg:y1="5.55cm" svg:x2="7.9cm" svg:y2="5.55cm" draw:start-shape="id55" draw:start-glue-point="1" draw:end-shape="id56" draw:end-glue-point="3" svg:d="m6801 5550h1099">
          <text:p/>
        </draw:connector>
        <draw:connector draw:style-name="gr22" draw:text-style-name="P1" draw:layer="layout" draw:type="line" svg:x1="6.101cm" svg:y1="6.2cm" svg:x2="7.9cm" svg:y2="8.05cm" draw:start-shape="id55" draw:start-glue-point="2" draw:end-shape="id57" svg:d="m6101 6200 1799 1850">
          <text:p/>
        </draw:connector>
        <draw:connector draw:style-name="gr22" draw:text-style-name="P1" draw:layer="layout" draw:type="line" svg:x1="9.3cm" svg:y1="8.05cm" svg:x2="10.7cm" svg:y2="8.05cm" draw:start-shape="id57" draw:start-glue-point="1" draw:end-shape="id58" draw:end-glue-point="3" svg:d="m9300 8050h1400">
          <text:p/>
        </draw:connector>
        <draw:custom-shape draw:style-name="gr5" draw:text-style-name="P1" xml:id="id59" draw:id="id59" draw:layer="layout" svg:width="2.2cm" svg:height="0.8cm" svg:x="7.5cm" svg:y="2cm">
          <text:p text:style-name="P1"><text:span text:style-name="T2">mas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3" draw:text-style-name="P1" draw:layer="layout" draw:type="line" svg:x1="8.6cm" svg:y1="2.8cm" svg:x2="8.6cm" svg:y2="4.9cm" draw:start-shape="id59" draw:start-glue-point="6" draw:end-shape="id56" draw:end-glue-point="0" svg:d="m8600 2800v2100">
          <text:p/>
        </draw:connector>
        <draw:custom-shape draw:style-name="gr5" draw:text-style-name="P1" xml:id="id60" draw:id="id60" draw:layer="layout" svg:width="2.2cm" svg:height="0.8cm" svg:x="10.3cm" svg:y="10.5cm">
          <text:p text:style-name="P1"><text:span text:style-name="T2">branch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3" draw:text-style-name="P1" draw:layer="layout" draw:type="line" svg:x1="11.4cm" svg:y1="10.5cm" svg:x2="11.4cm" svg:y2="8.7cm" draw:start-shape="id60" draw:start-glue-point="4" draw:end-shape="id58" draw:end-glue-point="2" svg:d="m11400 10500v-1800">
          <text:p/>
        </draw:connector>
      </draw:page>
      <draw:page draw:name="page11" draw:style-name="dp1" draw:master-page-name="Default">
        <draw:custom-shape draw:style-name="gr20" draw:text-style-name="P2" xml:id="id61" draw:id="id61" draw:layer="layout" svg:width="1.4cm" svg:height="1.3cm" svg:x="3.002cm" svg:y="4.90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xml:id="id62" draw:id="id62" draw:layer="layout" svg:width="1.4cm" svg:height="1.3cm" svg:x="5.402cm" svg:y="4.90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xml:id="id63" draw:id="id63" draw:layer="layout" svg:width="1.4cm" svg:height="1.3cm" svg:x="7.901cm" svg:y="4.9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xml:id="id64" draw:id="id64" draw:layer="layout" svg:width="1.4cm" svg:height="1.3cm" svg:x="7.901cm" svg:y="7.4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xml:id="id65" draw:id="id65" draw:layer="layout" svg:width="1.4cm" svg:height="1.3cm" svg:x="10.701cm" svg:y="7.401cm">
          <text:p/>
          <draw:enhanced-geometry svg:viewBox="0 0 21600 21600" draw:type="rectangle" draw:enhanced-path="M 0 0 L 21600 0 21600 21600 0 21600 0 0 Z N"/>
        </draw:custom-shape>
        <draw:connector draw:style-name="gr22" draw:text-style-name="P1" draw:layer="layout" draw:type="line" svg:x1="4.402cm" svg:y1="5.551cm" svg:x2="5.402cm" svg:y2="5.551cm" draw:start-shape="id61" draw:start-glue-point="1" draw:end-shape="id62" svg:d="m4402 5551h1000">
          <text:p/>
        </draw:connector>
        <draw:connector draw:style-name="gr22" draw:text-style-name="P1" draw:layer="layout" draw:type="line" svg:x1="6.802cm" svg:y1="5.551cm" svg:x2="7.901cm" svg:y2="5.551cm" draw:start-shape="id62" draw:start-glue-point="1" draw:end-shape="id63" draw:end-glue-point="3" svg:d="m6802 5551h1099">
          <text:p/>
        </draw:connector>
        <draw:connector draw:style-name="gr22" draw:text-style-name="P1" draw:layer="layout" draw:type="line" svg:x1="6.102cm" svg:y1="6.201cm" svg:x2="7.901cm" svg:y2="8.051cm" draw:start-shape="id62" draw:start-glue-point="2" draw:end-shape="id64" svg:d="m6102 6201 1799 1850">
          <text:p/>
        </draw:connector>
        <draw:connector draw:style-name="gr22" draw:text-style-name="P1" draw:layer="layout" draw:type="line" svg:x1="9.301cm" svg:y1="8.051cm" svg:x2="10.701cm" svg:y2="8.051cm" draw:start-shape="id64" draw:start-glue-point="1" draw:end-shape="id65" draw:end-glue-point="3" svg:d="m9301 8051h1400">
          <text:p/>
        </draw:connector>
        <draw:custom-shape draw:style-name="gr5" draw:text-style-name="P1" xml:id="id66" draw:id="id66" draw:layer="layout" svg:width="2.2cm" svg:height="0.8cm" svg:x="13.1cm" svg:y="2cm">
          <text:p text:style-name="P1"><text:span text:style-name="T2">mas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3" draw:text-style-name="P1" draw:layer="layout" draw:type="line" svg:x1="14.2cm" svg:y1="2.8cm" svg:x2="14.2cm" svg:y2="4.9cm" draw:start-shape="id66" draw:start-glue-point="6" draw:end-shape="id67" svg:d="m14200 2800v2100">
          <text:p/>
        </draw:connector>
        <draw:custom-shape draw:style-name="gr5" draw:text-style-name="P1" xml:id="id68" draw:id="id68" draw:layer="layout" svg:width="2.2cm" svg:height="0.8cm" svg:x="10.301cm" svg:y="10.501cm">
          <text:p text:style-name="P1"><text:span text:style-name="T2">branch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3" draw:text-style-name="P1" draw:layer="layout" draw:type="line" svg:x1="11.401cm" svg:y1="10.501cm" svg:x2="11.401cm" svg:y2="8.701cm" draw:start-shape="id68" draw:start-glue-point="4" draw:end-shape="id65" draw:end-glue-point="2" svg:d="m11401 10501v-1800">
          <text:p/>
        </draw:connector>
        <draw:custom-shape draw:style-name="gr24" draw:text-style-name="P2" xml:id="id67" draw:id="id67" draw:layer="layout" svg:width="1.4cm" svg:height="1.3cm" svg:x="13.5cm" svg:y="4.9cm">
          <text:p/>
          <draw:enhanced-geometry svg:viewBox="0 0 21600 21600" draw:type="rectangle" draw:enhanced-path="M 0 0 L 21600 0 21600 21600 0 21600 0 0 Z N"/>
        </draw:custom-shape>
        <draw:connector draw:style-name="gr22" draw:text-style-name="P1" draw:layer="layout" draw:type="line" svg:x1="9.301cm" svg:y1="5.551cm" svg:x2="13.5cm" svg:y2="5.55cm" draw:start-shape="id63" draw:end-shape="id67" svg:d="m9301 5551 4199-1">
          <text:p/>
        </draw:connector>
        <draw:connector draw:style-name="gr22" draw:text-style-name="P1" draw:layer="layout" draw:type="line" svg:x1="12.101cm" svg:y1="8.051cm" svg:x2="14.2cm" svg:y2="6.2cm" draw:start-shape="id65" draw:end-shape="id67" draw:end-glue-point="2" svg:d="m12101 8051 2099-1851">
          <text:p/>
        </draw:connector>
      </draw:page>
      <draw:page draw:name="page12" draw:style-name="dp1" draw:master-page-name="Default">
        <draw:custom-shape draw:style-name="gr20" draw:text-style-name="P2" xml:id="id69" draw:id="id69" draw:layer="layout" svg:width="1.4cm" svg:height="1.3cm" svg:x="2.901cm" svg:y="6.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xml:id="id70" draw:id="id70" draw:layer="layout" svg:width="1.4cm" svg:height="1.3cm" svg:x="5.301cm" svg:y="6.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xml:id="id71" draw:id="id71" draw:layer="layout" svg:width="1.4cm" svg:height="1.3cm" svg:x="7.8cm" svg:y="6.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xml:id="id72" draw:id="id72" draw:layer="layout" svg:width="1.4cm" svg:height="1.3cm" svg:x="7.8cm" svg:y="9.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xml:id="id73" draw:id="id73" draw:layer="layout" svg:width="1.4cm" svg:height="1.3cm" svg:x="10.6cm" svg:y="9.2cm">
          <text:p/>
          <draw:enhanced-geometry svg:viewBox="0 0 21600 21600" draw:type="rectangle" draw:enhanced-path="M 0 0 L 21600 0 21600 21600 0 21600 0 0 Z N"/>
        </draw:custom-shape>
        <draw:connector draw:style-name="gr22" draw:text-style-name="P1" draw:layer="layout" draw:type="line" svg:x1="4.301cm" svg:y1="7.35cm" svg:x2="5.301cm" svg:y2="7.35cm" draw:start-shape="id69" draw:start-glue-point="1" draw:end-shape="id70" svg:d="m4301 7350h1000">
          <text:p/>
        </draw:connector>
        <draw:connector draw:style-name="gr22" draw:text-style-name="P1" draw:layer="layout" draw:type="line" svg:x1="6.701cm" svg:y1="7.35cm" svg:x2="7.8cm" svg:y2="7.35cm" draw:start-shape="id70" draw:start-glue-point="1" draw:end-shape="id71" draw:end-glue-point="3" svg:d="m6701 7350h1099">
          <text:p/>
        </draw:connector>
        <draw:connector draw:style-name="gr26" draw:text-style-name="P1" draw:layer="layout" draw:type="line" svg:x1="6.001cm" svg:y1="8cm" svg:x2="7.8cm" svg:y2="9.85cm" draw:start-shape="id70" draw:start-glue-point="2" draw:end-shape="id72" svg:d="m6001 8000 1799 1850">
          <text:p/>
        </draw:connector>
        <draw:connector draw:style-name="gr27" draw:text-style-name="P1" draw:layer="layout" draw:type="line" svg:x1="9.2cm" svg:y1="9.85cm" svg:x2="10.6cm" svg:y2="9.85cm" draw:start-shape="id72" draw:start-glue-point="1" draw:end-shape="id73" draw:end-glue-point="3" svg:d="m9200 9850h1400">
          <text:p/>
        </draw:connector>
        <draw:custom-shape draw:style-name="gr5" draw:text-style-name="P1" xml:id="id74" draw:id="id74" draw:layer="layout" svg:width="2.2cm" svg:height="0.8cm" svg:x="7.4cm" svg:y="3.8cm">
          <text:p text:style-name="P1"><text:span text:style-name="T2">mas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3" draw:text-style-name="P1" draw:layer="layout" draw:type="line" svg:x1="8.5cm" svg:y1="4.6cm" svg:x2="8.5cm" svg:y2="6.7cm" draw:start-shape="id74" draw:start-glue-point="6" draw:end-shape="id71" draw:end-glue-point="0" svg:d="m8500 4600v2100">
          <text:p/>
        </draw:connector>
        <draw:custom-shape draw:style-name="gr28" draw:text-style-name="P6" xml:id="id75" draw:id="id75" draw:layer="layout" svg:width="2.2cm" svg:height="0.8cm" svg:x="10.2cm" svg:y="12.3cm">
          <text:p text:style-name="P6"><text:span text:style-name="T6">branch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9" draw:text-style-name="P1" draw:layer="layout" draw:type="line" svg:x1="11.3cm" svg:y1="12.3cm" svg:x2="11.3cm" svg:y2="10.5cm" draw:start-shape="id75" draw:start-glue-point="4" draw:end-shape="id73" draw:end-glue-point="2" svg:d="m11300 12300v-1800">
          <text:p/>
        </draw:connector>
        <draw:custom-shape draw:style-name="gr21" draw:text-style-name="P2" xml:id="id76" draw:id="id76" draw:layer="layout" svg:width="1.4cm" svg:height="1.3cm" svg:x="10.7cm" svg:y="4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xml:id="id77" draw:id="id77" draw:layer="layout" svg:width="1.4cm" svg:height="1.3cm" svg:x="13.5cm" svg:y="4.8cm">
          <text:p/>
          <draw:enhanced-geometry svg:viewBox="0 0 21600 21600" draw:type="rectangle" draw:enhanced-path="M 0 0 L 21600 0 21600 21600 0 21600 0 0 Z N"/>
        </draw:custom-shape>
        <draw:connector draw:style-name="gr22" draw:text-style-name="P1" draw:layer="layout" draw:type="line" svg:x1="9.2cm" svg:y1="7.35cm" svg:x2="10.7cm" svg:y2="5.45cm" draw:start-shape="id71" draw:start-glue-point="1" draw:end-shape="id76" svg:d="m9200 7350 1500-1900">
          <text:p/>
        </draw:connector>
        <draw:connector draw:style-name="gr22" draw:text-style-name="P1" draw:layer="layout" draw:type="line" svg:x1="12.1cm" svg:y1="5.45cm" svg:x2="13.5cm" svg:y2="5.45cm" draw:start-shape="id76" draw:start-glue-point="1" draw:end-shape="id77" draw:end-glue-point="3" svg:d="m12100 5450h1400">
          <text:p/>
        </draw:connector>
        <draw:custom-shape draw:style-name="gr5" draw:text-style-name="P1" xml:id="id78" draw:id="id78" draw:layer="layout" svg:width="2.2cm" svg:height="0.8cm" svg:x="13.1cm" svg:y="8.2cm">
          <text:p text:style-name="P1"><text:span text:style-name="T2">branch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3" draw:text-style-name="P1" draw:layer="layout" draw:type="line" svg:x1="14.2cm" svg:y1="8.2cm" svg:x2="14.2cm" svg:y2="6.1cm" draw:start-shape="id78" draw:start-glue-point="4" draw:end-shape="id77" draw:end-glue-point="2" svg:d="m14200 8200v-2100">
          <text:p/>
        </draw:connector>
        <draw:connector draw:style-name="gr15" draw:text-style-name="P1" draw:layer="layout" draw:type="curve" svg:x1="12.4cm" svg:y1="12.7cm" svg:x2="14.2cm" svg:y2="9cm" draw:start-shape="id75" draw:start-glue-point="7" draw:end-shape="id78" draw:end-glue-point="6" svg:d="m12400 12700c1200 0 1800-1233 1800-3700">
          <text:p/>
        </draw:connector>
      </draw:page>
      <draw:page draw:name="page13" draw:style-name="dp1" draw:master-page-name="Default">
        <draw:custom-shape draw:style-name="gr20" draw:text-style-name="P2" xml:id="id79" draw:id="id79" draw:layer="layout" svg:width="1.4cm" svg:height="1.3cm" svg:x="2.901cm" svg:y="6.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xml:id="id80" draw:id="id80" draw:layer="layout" svg:width="1.4cm" svg:height="1.3cm" svg:x="5.301cm" svg:y="6.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xml:id="id81" draw:id="id81" draw:layer="layout" svg:width="1.4cm" svg:height="1.3cm" svg:x="7.8cm" svg:y="6.7cm">
          <text:p/>
          <draw:enhanced-geometry svg:viewBox="0 0 21600 21600" draw:type="rectangle" draw:enhanced-path="M 0 0 L 21600 0 21600 21600 0 21600 0 0 Z N"/>
        </draw:custom-shape>
        <draw:connector draw:style-name="gr22" draw:text-style-name="P1" draw:layer="layout" draw:type="line" svg:x1="4.301cm" svg:y1="7.35cm" svg:x2="5.301cm" svg:y2="7.35cm" draw:start-shape="id79" draw:start-glue-point="1" draw:end-shape="id80" svg:d="m4301 7350h1000">
          <text:p/>
        </draw:connector>
        <draw:connector draw:style-name="gr22" draw:text-style-name="P1" draw:layer="layout" draw:type="line" svg:x1="6.701cm" svg:y1="7.35cm" svg:x2="7.8cm" svg:y2="7.35cm" draw:start-shape="id80" draw:start-glue-point="1" draw:end-shape="id81" draw:end-glue-point="3" svg:d="m6701 7350h1099">
          <text:p/>
        </draw:connector>
        <draw:custom-shape draw:style-name="gr5" draw:text-style-name="P7" xml:id="id82" draw:id="id82" draw:layer="layout" svg:width="2.2cm" svg:height="0.8cm" svg:x="13cm" svg:y="4.2cm">
          <text:p text:style-name="P7"><text:span text:style-name="T2">mas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3" draw:text-style-name="P1" draw:layer="layout" draw:type="line" svg:x1="14.1cm" svg:y1="5cm" svg:x2="14.1cm" svg:y2="6.7cm" draw:start-shape="id82" draw:start-glue-point="6" draw:end-shape="id83" draw:end-glue-point="0" svg:d="m14100 5000v1700">
          <text:p/>
        </draw:connector>
        <draw:custom-shape draw:style-name="gr20" draw:text-style-name="P2" xml:id="id84" draw:id="id84" draw:layer="layout" svg:width="1.4cm" svg:height="1.3cm" svg:x="10.6cm" svg:y="6.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xml:id="id83" draw:id="id83" draw:layer="layout" svg:width="1.4cm" svg:height="1.3cm" svg:x="13.4cm" svg:y="6.7cm">
          <text:p/>
          <draw:enhanced-geometry svg:viewBox="0 0 21600 21600" draw:type="rectangle" draw:enhanced-path="M 0 0 L 21600 0 21600 21600 0 21600 0 0 Z N"/>
        </draw:custom-shape>
        <draw:connector draw:style-name="gr22" draw:text-style-name="P1" draw:layer="layout" draw:type="line" svg:x1="9.2cm" svg:y1="7.35cm" svg:x2="10.6cm" svg:y2="7.35cm" draw:start-shape="id81" draw:start-glue-point="1" draw:end-shape="id84" svg:d="m9200 7350h1400">
          <text:p/>
        </draw:connector>
        <draw:connector draw:style-name="gr22" draw:text-style-name="P1" draw:layer="layout" draw:type="line" svg:x1="12cm" svg:y1="7.35cm" svg:x2="13.4cm" svg:y2="7.35cm" draw:start-shape="id84" draw:start-glue-point="1" draw:end-shape="id83" draw:end-glue-point="3" svg:d="m12000 7350h1400">
          <text:p/>
        </draw:connector>
        <draw:custom-shape draw:style-name="gr5" draw:text-style-name="P7" xml:id="id85" draw:id="id85" draw:layer="layout" svg:width="2.2cm" svg:height="0.8cm" svg:x="13cm" svg:y="10.1cm">
          <text:p text:style-name="P7"><text:span text:style-name="T2">branch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3" draw:text-style-name="P1" draw:layer="layout" draw:type="line" svg:x1="14.1cm" svg:y1="10.1cm" svg:x2="14.1cm" svg:y2="8cm" draw:start-shape="id85" draw:start-glue-point="4" draw:end-shape="id83" draw:end-glue-point="2" svg:d="m14100 10100v-21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1" svg:stroke-color="#000000" draw:fill="solid" draw:fill-gradient-name="Gradient_20_7" draw:fill-hatch-name="Hatch_20_1" draw:fill-image-name="Bitmape_20_1" draw:fill-image-width="0cm" draw:fill-image-height="0cm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25T10:06:16.221000000</meta:creation-date>
    <dc:date>2014-05-01T14:06:51.79</dc:date>
    <meta:editing-duration>PT5H2M55S</meta:editing-duration>
    <meta:editing-cycles>17</meta:editing-cycles>
    <meta:generator>OpenOffice/4.0.1$Win32 OpenOffice.org_project/401m5$Build-9714</meta:generator>
    <dc:creator>justin duplessis</dc:creator>
    <meta:document-statistic meta:object-count="166"/>
  </office:meta>
</office:document-meta>
</file>